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4.55mm" fo:break-before="auto" style:use-optimal-row-height="true"/>
    </style:style>
    <style:style style:name="ro12" style:family="table-row">
      <style:table-row-properties style:row-height="8.52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réso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ésor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Trésor" calcext:value-type="string">
            <text:p>Trésor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'île est déserte et gigantesque. Loin, au centre de l'île se tient une immense montagne, bordée d'une dense forê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choix debut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prendre le large)</text:p>
          </table:table-cell>
          <table:table-cell office:value-type="string" calcext:value-type="string">
            <text:p>Choice : (faire un campement)</text:p>
          </table:table-cell>
          <table:table-cell office:value-type="string" calcext:value-type="string">
            <text:p>Choice : (vers la forê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ode=&gt;vers la for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vers la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TimeOfDa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Après quelques heures de marche, NOMBATEAU n'est plus qu'un point dans l'horizon. La foret est aux pieds de CAPITAI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Nous y voilà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entree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à plage)</text:p>
          </table:table-cell>
          <table:table-cell office:value-type="string" calcext:value-type="string">
            <text:p>Choice : (entrer dans la forê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TimeOfDay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erSpeak : Deux jours de marche pour rien…</text:p>
          </table:table-cell>
          <table:table-cell office:value-type="string" calcext:value-type="string">
            <text:p>Node=&gt;porte de la fo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>
            <text:p>[porte de la foret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CAPITAINE s'enfonce dans la forêt, qui devient plus dense, mais une muraille aussi grosse que NOMBATEAU bloque le chemin. Un portail bloque le chemin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por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faire demi tour)</text:p>
          </table:table-cell>
          <table:table-cell office:value-type="string" calcext:value-type="string">
            <text:p>Choice : (ouvrir le porta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style-name="ce8" office:value-type="string" calcext:value-type="string">
            <text:p>[porte ouverte ?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devant les indices</text:p>
          </table:table-cell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de=&gt;devant pierre mag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devant les indices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Une voix d'outre tombe s'élève de derrière les arbr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« Récitez les formules »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indic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C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/>
          <table:table-cell table:number-columns-repeated="2"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layerSpeak : Il ne s'est rien passé !</text:p>
          </table:table-cell>
          <table:table-cell/>
          <table:table-cell office:value-type="string" calcext:value-type="string">
            <text:p>Narrator : Un grondement immense résonne dans la forêt.</text:p>
          </table:table-cell>
          <table:table-cell office:value-type="string" calcext:value-type="string">
            <text:p>Narrator : Gagné !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[next]</text:p>
          </table:table-cell>
          <table:table-cell/>
          <table:table-cell office:value-type="string" calcext:value-type="string">
            <text:p>PlayerSpeak : Je crois qu'on est sur la bonne piste !</text:p>
          </table:table-cell>
          <table:table-cell office:value-type="string" calcext:value-type="string">
            <text:p>Narrator : Le portail s'ouvre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next</text:p>
          </table:table-cell>
          <table:table-cell office:value-type="string" calcext:value-type="string">
            <text:p>Switch=&gt;porte ouverte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réessayer)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indices</text:p>
          </table:table-cell>
          <table:table-cell/>
          <table:table-cell office:value-type="string" calcext:value-type="string">
            <text:p>Node=&gt;devant pierre mag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devant pierre magique]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a cime des arbres disparaît maintenant dans les hauteurs et un épais brouillard vert entour CAPITAINE et son équipag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rune ouverte ?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 vieux rocher mousseux bloque le chemin, il est couvert de dessins et gravures.</text:p>
          </table:table-cell>
          <table:table-cell/>
          <table:table-cell office:value-type="string" calcext:value-type="string">
            <text:p>Narrator : CAPITAINE est devant le gouffre que protégeait la pierre.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[choix porte]</text:p>
          </table:table-cell>
          <table:table-cell/>
          <table:table-cell office:value-type="string" calcext:value-type="string">
            <text:p>Node=&gt;choix entrée gouff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s'approcher de la rune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ru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run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riche</text:p>
          </table:table-cell>
          <table:table-cell office:value-type="string" calcext:value-type="string">
            <text:p>Node=&gt;pauvre</text:p>
          </table:table-cell>
          <table:table-cell office:value-type="string" calcext:value-type="string">
            <text:p>Node=&gt;bon</text:p>
          </table:table-cell>
          <table:table-cell office:value-type="string" calcext:value-type="string">
            <text:p>Node=&gt;mauvais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8" office:value-type="string" calcext:value-type="string">
            <text:p>[rich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arrator : Seuls les plus riches en or passeront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00</text:p>
          </table:table-cell>
          <table:table-cell table:number-columns-repeated="5"/>
          <table:table-cell office:value-type="string" calcext:value-type="string">
            <text:p>PlayerSpeak : Ça ne bouge pas…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office:value-type="string" calcext:value-type="string">
            <text:p>PlayerSpeak : Ça ne bouge pas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/>
          <table:table-cell office:value-type="string" calcext:value-type="string">
            <text:p>Node=&gt;run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pauvre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Narrator : Seuls les plus pauvre et démunis d'or passeront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ru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bon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Narrator : Seuls les plus moralement irréprochables passeront ! Les saints des océans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/>
          <table:table-cell table:number-columns-repeated="3" office:value-type="string" calcext:value-type="string">
            <text:p>Node=&gt;run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mauvais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arrator : Seuls les plus moralement exécrables passeront. Les pirates, la racailles des océans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 table:number-columns-repeated="3" office:value-type="string" calcext:value-type="string">
            <text:p>Node=&gt;runes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>
            <text:p>[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rune ouverte 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Lentement, la pierre se soulève du sol, disparaît dans le ciel, et laisse devant CAPITAINE un gouffre sombre et profond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Descendons !</text:p>
          </table:table-cell>
          <table:table-cell office:value-type="string" calcext:value-type="string">
            <text:p>Choice : (sortir de la forêt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Fade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ans gouffr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entree for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dans gouffr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Après une chute de quelques minutes. CAPITAINE et son équipage tombe dans un sorte de lac souterrai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ans toute la grotte émane une lumière bleue, qui brille de plus en plus, au fond d'un couloir de pierr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e faille de laquelle sort un rayon de soleil se trouve sur les parois de la grott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grot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suivre couloir)</text:p>
          </table:table-cell>
          <table:table-cell office:value-type="string" calcext:value-type="string">
            <text:p>Choice : (sortir par faille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ad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ode=&gt;couloir</text:p>
          </table:table-cell>
          <table:table-cell office:value-type="string" calcext:value-type="string">
            <text:p>Narrator : CAPITAINE et son équipage sont de retour sur la plage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Narrator : La faille se referme derrière eux comme une plai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couloi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 !!!!</text:p>
          </table:table-cell>
          <table:table-cell office:value-type="string" calcext:value-type="string">
            <text:p>Node=&gt;tré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rator : Le couloir mène à une salle de taille démentielle, au milieu de laquelle brille un coffre immens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Les murs tremblent et le tonnerre grond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e derrière CAPITAINE, cinq hommes aux visages putrides tiennent des lames pleine de san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5/?/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C'est fini pour vous humain.</text:p>
          </table:table-cell>
          <table:table-cell office:value-type="string" calcext:value-type="string">
            <text:p>Node=&gt;trésor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trés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coulo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a grotte est calme. On entend même chanter les oiseaux d'un orifice au sommet de la grot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APITAINE est nez à nez avec son rê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au centre de la grotte)</text:p>
          </table:table-cell>
          <table:table-cell office:value-type="string" calcext:value-type="string">
            <text:p>Choice : (ouvrir le coff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ouverture tré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gro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ouverture 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deP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de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Eu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Je sais pas trop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Je pensais pas que quelqu'un aille jusque là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C'est…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'est un peu le voyage qui compte non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Vous vous attendiez à quoi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 l'or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Tie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Gold9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s truc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s arme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Weapon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arrator : Parce que maintenant ça sert plus à grand chose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Je crois que même moi j'ai pas eu la patience d'aller jusqu'au bout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Sinon appelez moi au 06 14 74 14 99 que je vous félicite de vive voix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Si j'ai portable…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Parce qu'actuellement je me suis baigné avec et il est cassé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De toutes façon j'aurais pas beaucoup à di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A part brav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Bravo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Oh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Il pleut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Weather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…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Narrator : Allez bisou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2:52:59.7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0T01:30:16.534000000</dc:date>
    <meta:editing-duration>P3DT15H8M8S</meta:editing-duration>
    <meta:editing-cycles>457</meta:editing-cycles>
    <meta:generator>LibreOffice/5.1.6.2$Windows_x86 LibreOffice_project/07ac168c60a517dba0f0d7bc7540f5afa45f0909</meta:generator>
    <meta:document-statistic meta:table-count="2" meta:cell-count="257" meta:object-count="0"/>
  </office:meta>
</office:document-meta>
</file>